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112" officeooo:paragraph-rsid="0000a112"/>
    </style:style>
    <style:style style:name="P2" style:family="paragraph" style:parent-style-name="Standard">
      <style:text-properties officeooo:rsid="00049fc3" officeooo:paragraph-rsid="00049fc3"/>
    </style:style>
    <style:style style:name="P3" style:family="paragraph" style:parent-style-name="Standard">
      <style:text-properties officeooo:rsid="00049fc3" officeooo:paragraph-rsid="00141bc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9fc3" officeooo:paragraph-rsid="00049fc3" style:font-weight-asian="bold" style:font-weight-complex="bold"/>
    </style:style>
    <style:style style:name="P5" style:family="paragraph" style:parent-style-name="Standard">
      <style:text-properties officeooo:paragraph-rsid="00049fc3"/>
    </style:style>
    <style:style style:name="P6" style:family="paragraph" style:parent-style-name="Standard">
      <style:text-properties officeooo:paragraph-rsid="000632dd"/>
    </style:style>
    <style:style style:name="P7" style:family="paragraph" style:parent-style-name="Standard">
      <style:text-properties officeooo:rsid="00082e8e" officeooo:paragraph-rsid="00082e8e"/>
    </style:style>
    <style:style style:name="P8" style:family="paragraph" style:parent-style-name="Standard">
      <style:text-properties officeooo:rsid="0008325a" officeooo:paragraph-rsid="0008325a"/>
    </style:style>
    <style:style style:name="P9" style:family="paragraph" style:parent-style-name="Standard">
      <style:text-properties fo:color="#c9211e" officeooo:rsid="0000a112" officeooo:paragraph-rsid="00049fc3"/>
    </style:style>
    <style:style style:name="P10" style:family="paragraph" style:parent-style-name="Standard">
      <style:text-properties fo:color="#c9211e" officeooo:paragraph-rsid="00049fc3"/>
    </style:style>
    <style:style style:name="P11" style:family="paragraph" style:parent-style-name="Standard">
      <style:text-properties fo:color="#c9211e" style:text-line-through-style="none" style:text-line-through-type="none" officeooo:paragraph-rsid="00049fc3"/>
    </style:style>
    <style:style style:name="P12" style:family="paragraph" style:parent-style-name="Standard">
      <style:text-properties fo:font-style="italic" officeooo:paragraph-rsid="00049fc3" style:font-style-asian="italic" style:font-style-complex="italic"/>
    </style:style>
    <style:style style:name="P13" style:family="paragraph" style:parent-style-name="Standard">
      <style:text-properties fo:font-style="italic" officeooo:rsid="00049fc3" officeooo:paragraph-rsid="00049fc3" style:font-style-asian="italic" style:font-style-complex="italic"/>
    </style:style>
    <style:style style:name="P14" style:family="paragraph" style:parent-style-name="Standard">
      <style:text-properties fo:font-style="italic" officeooo:paragraph-rsid="000632dd" style:font-style-asian="italic" style:font-style-complex="italic"/>
    </style:style>
    <style:style style:name="P15" style:family="paragraph" style:parent-style-name="Standard">
      <style:text-properties fo:font-style="italic" style:text-underline-style="none" officeooo:rsid="00049fc3" officeooo:paragraph-rsid="00049fc3" style:font-style-asian="italic" style:font-style-complex="italic"/>
    </style:style>
    <style:style style:name="P16" style:family="paragraph" style:parent-style-name="Standard">
      <style:text-properties fo:font-style="normal" officeooo:paragraph-rsid="00049fc3" style:font-style-asian="normal" style:font-style-complex="normal"/>
    </style:style>
    <style:style style:name="P17" style:family="paragraph" style:parent-style-name="Standard">
      <style:text-properties fo:font-style="normal" officeooo:paragraph-rsid="000632dd" style:font-style-asian="normal" style:font-style-complex="normal"/>
    </style:style>
    <style:style style:name="P18" style:family="paragraph" style:parent-style-name="Standard">
      <style:text-properties style:text-line-through-style="solid" style:text-line-through-type="single" officeooo:paragraph-rsid="00049fc3"/>
    </style:style>
    <style:style style:name="P19" style:family="paragraph" style:parent-style-name="Standard">
      <style:text-properties style:text-line-through-style="solid" style:text-line-through-type="single" officeooo:rsid="00049fc3" officeooo:paragraph-rsid="00049fc3"/>
    </style:style>
    <style:style style:name="P20" style:family="paragraph" style:parent-style-name="Standard">
      <style:text-properties style:text-line-through-style="solid" style:text-line-through-type="single" fo:font-style="italic" officeooo:paragraph-rsid="00049fc3" style:font-style-asian="italic" style:font-style-complex="italic"/>
    </style:style>
    <style:style style:name="P21" style:family="paragraph" style:parent-style-name="Standard">
      <style:text-properties style:text-line-through-style="none" style:text-line-through-type="none" officeooo:paragraph-rsid="00049fc3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0a112" officeooo:paragraph-rsid="0000a112" style:font-size-asian="14pt" style:font-weight-asian="bold" style:font-size-complex="14pt" style:font-weight-complex="bold"/>
    </style:style>
    <style:style style:name="P23" style:family="paragraph" style:parent-style-name="Standard">
      <style:text-properties style:text-line-through-style="solid" style:text-line-through-type="single" officeooo:paragraph-rsid="00049fc3"/>
    </style:style>
    <style:style style:name="P24" style:family="paragraph" style:parent-style-name="Standard">
      <style:text-properties officeooo:paragraph-rsid="00141bce"/>
    </style:style>
    <style:style style:name="T1" style:family="text">
      <style:text-properties officeooo:rsid="0000a112"/>
    </style:style>
    <style:style style:name="T2" style:family="text">
      <style:text-properties officeooo:rsid="000272a1"/>
    </style:style>
    <style:style style:name="T3" style:family="text">
      <style:text-properties style:text-position="super 58%" officeooo:rsid="000272a1"/>
    </style:style>
    <style:style style:name="T4" style:family="text">
      <style:text-properties officeooo:rsid="0002ff2b"/>
    </style:style>
    <style:style style:name="T5" style:family="text">
      <style:text-properties officeooo:rsid="00049fc3"/>
    </style:style>
    <style:style style:name="T6" style:family="text">
      <style:text-properties officeooo:rsid="000632dd"/>
    </style:style>
    <style:style style:name="T7" style:family="text">
      <style:text-properties officeooo:rsid="00082e8e"/>
    </style:style>
    <style:style style:name="T8" style:family="text">
      <style:text-properties fo:font-style="italic" officeooo:rsid="0008325a" style:font-style-asian="italic" style:font-style-complex="italic"/>
    </style:style>
    <style:style style:name="T9" style:family="text">
      <style:text-properties fo:font-style="italic" officeooo:rsid="0000a112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fo:font-style="italic" officeooo:rsid="00049fc3" style:font-style-asian="italic" style:font-style-complex="italic"/>
    </style:style>
    <style:style style:name="T13" style:family="text">
      <style:text-properties style:text-line-through-style="solid" style:text-line-through-type="single" fo:font-style="italic" officeooo:rsid="0008325a" style:font-style-asian="italic" style:font-style-complex="italic"/>
    </style:style>
    <style:style style:name="T14" style:family="text">
      <style:text-properties style:text-line-through-style="solid" style:text-line-through-type="single" officeooo:rsid="000272a1"/>
    </style:style>
    <style:style style:name="T15" style:family="text">
      <style:text-properties style:text-line-through-style="solid" style:text-line-through-type="single" officeooo:rsid="0008325a"/>
    </style:style>
    <style:style style:name="T16" style:family="text">
      <style:text-properties style:text-line-through-style="solid" style:text-line-through-type="single" style:text-underline-style="none" officeooo:rsid="0000a112"/>
    </style:style>
    <style:style style:name="T17" style:family="text">
      <style:text-properties style:text-line-through-style="solid" style:text-line-through-type="single" officeooo:rsid="0000a112"/>
    </style:style>
    <style:style style:name="T18" style:family="text">
      <style:text-properties style:text-line-through-style="solid" style:text-line-through-type="single" officeooo:rsid="00111c96"/>
    </style:style>
    <style:style style:name="T19" style:family="text">
      <style:text-properties officeooo:rsid="0008325a"/>
    </style:style>
    <style:style style:name="T20" style:family="text">
      <style:text-properties fo:color="#c9211e"/>
    </style:style>
    <style:style style:name="T21" style:family="text">
      <style:text-properties officeooo:rsid="0009ec3e"/>
    </style:style>
    <style:style style:name="T22" style:family="text">
      <style:text-properties officeooo:rsid="000ad73d"/>
    </style:style>
    <style:style style:name="T23" style:family="text">
      <style:text-properties officeooo:rsid="000e684e"/>
    </style:style>
    <style:style style:name="T24" style:family="text">
      <style:text-properties officeooo:rsid="00111c96"/>
    </style:style>
    <style:style style:name="T25" style:family="text">
      <style:text-properties officeooo:rsid="0013079a"/>
    </style:style>
    <style:style style:name="T26" style:family="text">
      <style:text-properties officeooo:rsid="0016f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o Do</text:p>
      <text:p text:style-name="P1"/>
      <text:p text:style-name="P7"><text:span text:style-name="T11">barré</text:span> : fait</text:p>
      <text:p text:style-name="P7"><text:span text:style-name="T10">italique</text:span> : à réfléchir <text:span text:style-name="T19">mais peut-être non pertinent</text:span></text:p>
      <text:p text:style-name="P8"><text:span text:style-name="T20">rouge</text:span> : attendre… </text:p>
      <text:p text:style-name="P1"/>
      <text:p text:style-name="P4">Esthétique des cartes / fiches / plateau</text:p>
      <text:p text:style-name="P9">- Mettre les couleurs sur les icônes des données</text:p>
      <text:p text:style-name="P9">- <text:span text:style-name="T7">Augmenter le contraste des couleurs</text:span></text:p>
      <text:p text:style-name="P9">- Mettre en face les icônes et les terrains qui les produisent/utilisent autant que possible</text:p>
      <text:p text:style-name="P18">- <text:span text:style-name="T2">Colonne d’augmentation des coûts d’extraction à revoir</text:span></text:p>
      <text:p text:style-name="P16">- <text:span text:style-name="T2">simplifier les fiches à compléter</text:span></text:p>
      <text:p text:style-name="P12">- <text:span text:style-name="T2">rendre l’énergie plus visible en l’isolant car c’est autour d’elle que tout tourne (mais ça c’est bien, on arrive à s’en rendre compte) </text:span><text:span text:style-name="T22">Ou bien mettre l’humain à part et laisser l’énergie en tête des autres ressources ?</text:span></text:p>
      <text:p text:style-name="P18">- <text:span text:style-name="T2">essayer de faire des cases plus grandes pour pouvoir écrire</text:span></text:p>
      <text:p text:style-name="P18">- <text:span text:style-name="T2">fiche bilan : faire une colonne de stock</text:span></text:p>
      <text:p text:style-name="P18">- <text:span text:style-name="T21">fiche import à clarifier</text:span></text:p>
      <text:p text:style-name="P18">- <text:span text:style-name="T2">partir sur 4-5 tours plutôt que sur 8</text:span></text:p>
      <text:p text:style-name="P21">- <text:span text:style-name="T22">import : gérer mieux les imports qui viennent d’où</text:span></text:p>
      <text:p text:style-name="P12">- <text:span text:style-name="T2">mettre moins de chiffres pour qu’on soit moins accaparé par eux</text:span></text:p>
      <text:p text:style-name="P10">- <text:span text:style-name="T2">réduire le nombre de cases sur la carte pour voir plus vite le problème surfacique/agricole, ainsi que pour augmenter la lisibilité</text:span></text:p>
      <text:p text:style-name="P10">- <text:span text:style-name="T2">augmenter le contraste de la carte</text:span></text:p>
      <text:p text:style-name="P18">- <text:span text:style-name="T5">mettre la pollution et les déchets à part sur la feuille bilan</text:span></text:p>
      <text:p text:style-name="P18">- <text:span text:style-name="T22">remplacer production par capacité</text:span></text:p>
      <text:p text:style-name="P11">- <text:span text:style-name="T25">refaire les fiches avec le bon nombre de chaque usine/mine</text:span></text:p>
      <text:p text:style-name="P2"/>
      <text:p text:style-name="P4">Proportions des chiffres</text:p>
      <text:p text:style-name="P19">- <text:span text:style-name="T1">Changer l’unité des services pour que ce soit plus parlant</text:span></text:p>
      <text:p text:style-name="P24"><text:span text:style-name="T5">- </text:span><text:span text:style-name="T1">Coût énergétique du transport à revoir (trop élevé ? Mais ceci dit ils n’ont jamais manqué de rien même si le premier tour était juste, ils ont toujours tout pu importer − imposer une limite de quantité par région, plutôt qu’une limite de une fois tous les deux tours max ? </text:span><text:span text:style-name="T26">Comment gérer cette limite, prise en compte sur la quantité commandée ou bien sur la quantité qui arrive à ce tour ?</text:span><text:span text:style-name="T1">)</text:span></text:p>
      <text:p text:style-name="P3">- <text:span text:style-name="T1">trop d’énergie dès le début, </text:span><text:span text:style-name="T2">p</text:span><text:span text:style-name="T1">ossibilité d’importer tout ce qu’on souhaite…</text:span></text:p>
      <text:p text:style-name="P18">- <text:span text:style-name="T1">Réajuster coût des services vs coût consommé par les bonshommes</text:span></text:p>
      <text:p text:style-name="P18">- <text:span text:style-name="T25">Réajuster taux d’emploi par secteur</text:span></text:p>
      <text:p text:style-name="P18">- <text:span text:style-name="T1">Revoir les améliorations, qui sont beaucoup trop puissantes</text:span></text:p>
      <text:p text:style-name="P2">- <text:span text:style-name="T1">Critère de changement à 0,7 ça semble bien, à ajuster</text:span></text:p>
      <text:p text:style-name="P19">- <text:span text:style-name="T1">Réduire le coût en déchets d’une décharge pour qu’elles arrivent dès 2.</text:span>II</text:p>
      <text:p text:style-name="P19">- <text:span text:style-name="T2">réduire le nombre d’usines quitte à ce qu’elles produisent plus, les cases seront plus grande par conséquent</text:span></text:p>
      <text:p text:style-name="P19">- <text:span text:style-name="T19">revisiter la production de chaque terrain et les besoins des habitants pour changer les proportions</text:span></text:p>
      <text:p text:style-name="P3">- <text:span text:style-name="T2">important : au 3</text:span><text:span text:style-name="T3">e</text:span><text:span text:style-name="T2"> tour ça commençait à aller mieux, et là on se rend compte que les usines meurent (mais ils n’ont pas eu besoin d’en reconstruire, trop de ressources dès le début?)</text:span></text:p>
      <text:p text:style-name="P3">- <text:span text:style-name="T22">obliger les gens à construire plus tôt, augmenter le coût en matériaux de construction de chaque bâtiment </text:span><text:span text:style-name="T25">(ou pas, vu qu’on produit moins de matériaux de construction...)</text:span></text:p>
      <text:p text:style-name="P2"><text:span text:style-name="T11">- </text:span><text:span text:style-name="T14">le métal devrait faire plus chier aussi</text:span><text:span text:style-name="T11"> : en réduisant nos besoins le territoire français pourrait y subvenir, </text:span><text:span text:style-name="T15">mais là il y en a trop (pas assez d’import au début)</text:span></text:p>
      <text:p text:style-name="P19">- <text:span text:style-name="T23">surcoût énergétique des mines à augmenter</text:span></text:p>
      <text:p text:style-name="P19">- <text:span text:style-name="T24">énergie dans l’agriculture dès le début</text:span></text:p>
      <text:p text:style-name="P5"><text:span text:style-name="T12">- </text:span><text:span text:style-name="T13">phase d’import imposée dès le tour 1</text:span><text:span text:style-name="T8"> </text:span><text:span text:style-name="T19"><text:s/></text:span></text:p>
      <text:p text:style-name="P2"><text:soft-page-break/></text:p>
      <text:p text:style-name="P4">Ajout de fonctionnalités</text:p>
      <text:p text:style-name="P13">- <text:span text:style-name="T1">Export ? Ne sert à rien, mais les joueurs veulent en pratiquer pour faire de l’échange</text:span></text:p>
      <text:p text:style-name="P2">- <text:span text:style-name="T1">Amélioration : </text:span><text:span text:style-name="T16">mécanisation de l’agriculture</text:span><text:span text:style-name="T17">, </text:span><text:span text:style-name="T18">traction animale dans l’agriculture,</text:span><text:span text:style-name="T17"> compostage des déchets </text:span><text:span text:style-name="T14">(30 % de la décharge)</text:span><text:span text:style-name="T17">, écoquartiers pour consommer moins (rénovation énergétique des bâtiments?),</text:span><text:span text:style-name="T1"> </text:span><text:span text:style-name="T9">immeubles pour densifier : comment gérer la densification au moment où elle est introduite (on ne peut pas détruire les bâtiments juste comme ça…),</text:span><text:span text:style-name="T1"> </text:span><text:span text:style-name="T14">forêt écogérée (produit un peu de bois à chaque tour, pas besoin de déforester, monopolise un peu de bonhomme), réduction des déchets</text:span></text:p>
      <text:p text:style-name="P13">- <text:span text:style-name="T2">taux de déchets par bonhomme qui dépend du nombre de déconstructions à ce tour, qui dépend du nombre de repair cafés…</text:span></text:p>
      <text:p text:style-name="P2">- <text:span text:style-name="T2">ajouter une phrase sur chaque fiche pour donner du contexte écologique</text:span></text:p>
      <text:p text:style-name="P18">- <text:span text:style-name="T2">embargo politique dans les événements</text:span></text:p>
      <text:p text:style-name="P19">- <text:span text:style-name="T2">matériaux de construction au lieu de pierre</text:span></text:p>
      <text:p text:style-name="P2">- <text:span text:style-name="T4">que se passe-t-il lorsque les bonhommes sont insatisfaits, et dans ce cas pourquoi chercher à les satisfaire</text:span></text:p>
      <text:p text:style-name="P2"/>
      <text:p text:style-name="P4">Suppression de fonctionnalités</text:p>
      <text:p text:style-name="P13">- <text:span text:style-name="T2">fusionner hifi et em</text:span></text:p>
      <text:p text:style-name="P15">- <text:span text:style-name="T2">déclic sur l’importance de l’énergie au 2</text:span><text:span text:style-name="T3">e</text:span><text:span text:style-name="T2"> tour, mais du coup ils ont pinaillé. Peut-être essayer de supprimer cette possibilité de pinaillage pour qu’ils aillent droit au but</text:span></text:p>
      <text:p text:style-name="P2"/>
      <text:p text:style-name="P4">Règles, <text:span text:style-name="T6">gameplay </text:span>et animation</text:p>
      <text:p text:style-name="P12">- <text:span text:style-name="T1">Mauvaise séparation des phases (trop d’anticipation sur les phases 1 et 2 qui suivent lorsqu’ils importent)</text:span></text:p>
      <text:p text:style-name="P12">- <text:span text:style-name="T19">Imposer un timing pour éviter que les phases ne soient trop longues. Ceci dit il ne faut pas brider les discours...</text:span></text:p>
      <text:p text:style-name="P12">- <text:span text:style-name="T1">Faire une phase dédiée à l’importation</text:span></text:p>
      <text:p text:style-name="P20">- <text:span text:style-name="T1">Représenter 1, 5 et 10 dans le stock (ou bien juste 1 et 10 ?)</text:span></text:p>
      <text:p text:style-name="P5">- <text:span text:style-name="T2">Revoir la distribution de la grille d’améliorations</text:span></text:p>
      <text:p text:style-name="P5">- <text:span text:style-name="T2">Noter quels rôles nécessitent beaucoup de calculs ou pas</text:span></text:p>
      <text:p text:style-name="P5">- <text:span text:style-name="T2">essayer de rendre plus vivant / palpable / attractif</text:span></text:p>
      <text:p text:style-name="P5">- <text:span text:style-name="T2">présenter comme un atelier et non un jeu</text:span></text:p>
      <text:p text:style-name="P5">- <text:span text:style-name="T2">donner des rôles précis pour que chacun se sente à sa place et utile même s’il est un peu perdu et moins à l’aise dans le groupe</text:span></text:p>
      <text:p text:style-name="P5">- <text:span text:style-name="T2">préciser dès le début qu’il y a beaucoup de chiffres mais que les calculs sont simples, pour ne perdre / décourager personne</text:span></text:p>
      <text:p text:style-name="P5">- <text:span text:style-name="T4">le premier tour est compliqué, mais après on se prend au jeu</text:span></text:p>
      <text:p text:style-name="P5">- <text:span text:style-name="T4">dur pour le collège, lycée pourquoi pas mais il faut que ce soit à la place d’un cours pour attirer les élèves</text:span></text:p>
      <text:p text:style-name="P14">- <text:span text:style-name="T1">Bilan + import très calculatoires, se reporter sur le MJ, </text:span><text:span text:style-name="T2">u</text:span><text:span text:style-name="T1">tiliser un tableur</text:span></text:p>
      <text:p text:style-name="P14">- <text:span text:style-name="T1">Quantitatif vs qualitatif dans les résultats</text:span></text:p>
      <text:p text:style-name="P14">- <text:span text:style-name="T5">que l’animateur dispose des chiffres, que les autres n’aient que des informations qualitatives</text:span></text:p>
      <text:p text:style-name="P14">- <text:span text:style-name="T5">feuille production : de façon qualitative, mise à disposition d’usines dont certaines vieillissantes, au lieu d’avoir un tableau qui les répertorie une par une</text:span></text:p>
      <text:p text:style-name="P17">- <text:span text:style-name="T22">Attention à la clarté de la différence entre espéré sur la fiche de satisfaction et nécessaire / coûts sur celle bilan</text:span></text:p>
      <text:p text:style-name="P17">- <text:span text:style-name="T22">comment présenter mieux au début les données sur les coûts de construction / fonctionnement</text:span></text:p>
      <text:p text:style-name="P2"/>
      <text:p text:style-name="P4">Temps, déroulé et durées</text:p>
      <text:p text:style-name="P2">- <text:span text:style-name="T1">Phase d’importation trop longue</text:span></text:p>
      <text:p text:style-name="P13">- <text:span text:style-name="T1">Amener les améliorations dès la fin du tour 1</text:span></text:p>
      <text:p text:style-name="P2"><text:soft-page-break/>- <text:span text:style-name="T1">Changer l’ordre du tour : barrer en début de II un bâtiment dont la ligne est complète</text:span></text:p>
      <text:p text:style-name="P13">- <text:span text:style-name="T1">Introduire un délai d’un tour pour la (dé)construction</text:span></text:p>
      <text:p text:style-name="P2">- <text:span text:style-name="T4">la longueur ne sert pas l’apprentissage, comment raccourcir / accélérer ?</text:span></text:p>
      <text:p text:style-name="P2">- <text:span text:style-name="T4">c’est très long pour des gens qui n’ont pas l’habitude des jeux de société ou qui ont des troubles de l’attention</text:span></text:p>
      <text:p text:style-name="P2"/>
      <text:p text:style-name="P4">Remarques positives à conserver</text:p>
      <text:p text:style-name="P2">- <text:span text:style-name="T1">Important de garder un stock qui se manipule.</text:span></text:p>
      <text:p text:style-name="P2">- <text:span text:style-name="T2">Bonhommes : la proportion est bonne, environ 10 % de chômage ce qui laisse de la marge pour les améliorations</text:span></text:p>
      <text:p text:style-name="P2">- <text:span text:style-name="T2">points positifs : jeu en équipe, jeu coopératif, améliorations écologiques, beaucoup de discussion</text:span>s</text:p>
      <text:p text:style-name="P2">- bien de commencer avec un setup de départ, c’est comme si on reprenait la gestion de la région alors que le mandat d’avant a déjà pris des décisions sur lesquelles on ne peut pas influer</text:p>
      <text:p text:style-name="P5">- <text:span text:style-name="T2">c’est cool que l’uranium et le pétrole fassent chier</text:span></text:p>
      <text:p text:style-name="P6">- <text:span text:style-name="T5">c’est très bien que les bâtiments aient une durée de vie</text:span></text:p>
      <text:p text:style-name="P6">- <text:span text:style-name="T5">les chiffres c’est ce qui dirige toutes les décisions dans le vrai monde, c’est normal que ce soit prédominant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09:40:23.202623920</meta:creation-date>
    <meta:generator>LibreOffice/6.4.4.2$Linux_X86_64 LibreOffice_project/40$Build-2</meta:generator>
    <dc:date>2020-09-08T16:50:12.961592344</dc:date>
    <meta:editing-duration>PT5H32M4S</meta:editing-duration>
    <meta:editing-cycles>11</meta:editing-cycles>
    <meta:document-statistic meta:table-count="0" meta:image-count="0" meta:object-count="0" meta:page-count="3" meta:paragraph-count="84" meta:word-count="1208" meta:character-count="6874" meta:non-whitespace-character-count="5747"/>
  </office:meta>
</office:document-meta>
</file>